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officeooo:rsid="000ab4d7" officeooo:paragraph-rsid="000ab4d7"/>
    </style:style>
    <style:style style:name="P2" style:family="paragraph" style:parent-style-name="Standard">
      <style:text-properties fo:font-size="14pt" style:text-underline-style="none" officeooo:rsid="000c42a1" officeooo:paragraph-rsid="000c42a1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officeooo:rsid="000c42a1" officeooo:paragraph-rsid="000c42a1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0ab4d7" officeooo:paragraph-rsid="000ab4d7"/>
    </style:style>
    <style:style style:name="P5" style:family="paragraph" style:parent-style-name="Standard">
      <style:text-properties fo:font-size="14pt" style:text-underline-style="none" officeooo:rsid="000c42a1" officeooo:paragraph-rsid="000c42a1"/>
    </style:style>
    <style:style style:name="P6" style:family="paragraph" style:parent-style-name="Standard">
      <style:text-properties fo:font-size="14pt" style:text-underline-style="none" officeooo:rsid="00151a46" officeooo:paragraph-rsid="00151a46"/>
    </style:style>
    <style:style style:name="P7" style:family="paragraph" style:parent-style-name="Standard">
      <style:text-properties fo:font-size="14pt" style:text-underline-style="none" officeooo:rsid="000ab4d7" officeooo:paragraph-rsid="000ab4d7"/>
    </style:style>
    <style:style style:name="P8" style:family="paragraph" style:parent-style-name="Standard">
      <style:text-properties fo:font-size="14pt" style:text-underline-style="none" officeooo:rsid="00159c9b" officeooo:paragraph-rsid="00159c9b"/>
    </style:style>
    <style:style style:name="P9" style:family="paragraph" style:parent-style-name="Standard">
      <style:text-properties fo:font-size="14pt" style:text-underline-style="none" officeooo:rsid="001611f2" officeooo:paragraph-rsid="001611f2"/>
    </style:style>
    <style:style style:name="P10" style:family="paragraph" style:parent-style-name="Standard">
      <style:text-properties fo:font-size="14pt" style:text-underline-style="solid" style:text-underline-width="auto" style:text-underline-color="font-color" officeooo:rsid="000ab4d7" officeooo:paragraph-rsid="000ab4d7"/>
    </style:style>
    <style:style style:name="P11" style:family="paragraph" style:parent-style-name="Standard">
      <style:text-properties fo:font-size="14pt" style:text-underline-style="solid" style:text-underline-width="auto" style:text-underline-color="font-color" officeooo:rsid="00151a46" officeooo:paragraph-rsid="00151a46"/>
    </style:style>
    <style:style style:name="P12" style:family="paragraph" style:parent-style-name="Standard">
      <style:text-properties fo:font-size="14pt" style:text-underline-style="solid" style:text-underline-width="auto" style:text-underline-color="font-color" officeooo:rsid="000c42a1" officeooo:paragraph-rsid="000c42a1"/>
    </style:style>
    <style:style style:name="P13" style:family="paragraph" style:parent-style-name="Standard">
      <style:text-properties fo:font-size="14pt" style:text-underline-style="solid" style:text-underline-width="auto" style:text-underline-color="font-color" officeooo:rsid="001611f2" officeooo:paragraph-rsid="001611f2"/>
    </style:style>
    <style:style style:name="T1" style:family="text">
      <style:text-properties officeooo:rsid="000c42a1"/>
    </style:style>
    <style:style style:name="T2" style:family="text">
      <style:text-properties officeooo:rsid="000da8d3"/>
    </style:style>
    <style:style style:name="T3" style:family="text">
      <style:text-properties officeooo:rsid="000f2b01"/>
    </style:style>
    <style:style style:name="T4" style:family="text">
      <style:text-properties officeooo:rsid="000f66e8"/>
    </style:style>
    <style:style style:name="T5" style:family="text">
      <style:text-properties officeooo:rsid="00100e44"/>
    </style:style>
    <style:style style:name="T6" style:family="text">
      <style:text-properties officeooo:rsid="0010b546"/>
    </style:style>
    <style:style style:name="T7" style:family="text">
      <style:text-properties officeooo:rsid="0014c9cf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7b9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equerimientos funcionales:<text:span text:style-name="T8"> </text:span></text:p>
      <text:p text:style-name="P13"><text:span text:style-name="T8">- El cliente se registra en el sistema.</text:span></text:p>
      <text:p text:style-name="P13"><text:span text:style-name="T8">- El cliente se autentica en el sistema.</text:span></text:p>
      <text:p text:style-name="P13"><text:span text:style-name="T8">- El cliente accede al listado de libros</text:span></text:p>
      <text:p text:style-name="P13"><text:span text:style-name="T8">- </text:span><text:span text:style-name="T9">El cliente busca libros por autor/título/ISBN</text:span></text:p>
      <text:p text:style-name="P13"><text:span text:style-name="T9">- El cliente puede establecer preferencias de envío</text:span></text:p>
      <text:p text:style-name="P13"><text:span text:style-name="T9">- El cliente puede introducir opciones de empaquetado</text:span></text:p>
      <text:p text:style-name="P13"><text:span text:style-name="T9">- El cliente puede realizar un pedído de libros</text:span></text:p>
      <text:p text:style-name="P13"><text:span text:style-name="T9">- La librería deberá rearmar en uno único los pedidos aislados que estén dentro del plazo de 90 minutos.</text:span></text:p>
      <text:p text:style-name="P13"><text:span text:style-name="T9">- La librería deberá recoger los datos de los pedidos.</text:span></text:p>
      <text:p text:style-name="P9"/>
      <text:p text:style-name="P13">Requerimientos no funcionales:</text:p>
      <text:p text:style-name="P13"><text:span text:style-name="T8">- </text:span><text:span text:style-name="T9">El cliente debe autenticarse para usar la página</text:span></text:p>
      <text:p text:style-name="P13"><text:span text:style-name="T9">- La empreza puede realizar envíos parciales en función de la disponibilidad de los items</text:span></text:p>
      <text:p text:style-name="P4"/>
      <text:p text:style-name="P4"/>
      <text:p text:style-name="P11">Especificación de los casos de uso más importantes:</text:p>
      <text:p text:style-name="P1"/>
      <text:p text:style-name="P4">Caso de uso: Listar Libros.</text:p>
      <text:p text:style-name="P1">- 1) <text:span text:style-name="T1">El cliente solicita el listado de libros a través de la página.</text:span></text:p>
      <text:p text:style-name="P1">- <text:span text:style-name="T1">2) La página solicita al sistema interno el listado de libros.</text:span></text:p>
      <text:p text:style-name="P1">- <text:span text:style-name="T1">3) El sistema interno obtiene el listado de libros de la base de datos, y se la devuelve a la página.</text:span></text:p>
      <text:p text:style-name="P1">- <text:span text:style-name="T1">4) La página le muestra el listado al cliente.</text:span></text:p>
      <text:p text:style-name="P1">- <text:span text:style-name="T1">5) El cliente puede filtrar los libros que se le muestran utilizando diferentes criterios a lo que la página responderá mostrando solo los libros que cumplan esos criterios.</text:span></text:p>
      <text:p text:style-name="P1"/>
      <text:p text:style-name="P12">Caso de uso: Realizar Pedido:</text:p>
      <text:p text:style-name="P8">Precondición: El cliente ya posee un carrito de libros a comprar.</text:p>
      <text:p text:style-name="P2">- 1) <text:span text:style-name="T2">El cliente solicita realizar un pedido de libros.</text:span></text:p>
      <text:p text:style-name="P2">- <text:span text:style-name="T3">2) La página solicita al sistema interno que gestione el pedido de libros del cliente.</text:span></text:p>
      <text:p text:style-name="P2">- <text:span text:style-name="T3">3) El sistema interno verifica si el cliente está autenticado.</text:span></text:p>
      <text:p text:style-name="P2">- <text:span text:style-name="T4">4) El sistema interno le solicita a la página las preferencias de envío del pedido del cliente.</text:span></text:p>
      <text:p text:style-name="P2">- <text:span text:style-name="T4">5) La página le solicita al cliente las preferencias de envío para su pedido.</text:span></text:p>
      <text:p text:style-name="P2">- <text:span text:style-name="T4">6) El sistema interno le solicita a la página las opciones de empaquetado del pedido del cliente.</text:span></text:p>
      <text:p text:style-name="P2">- <text:span text:style-name="T4">7) La página le solicita al cliente las opciones de empaquetado para su pedido.</text:span></text:p>
      <text:p text:style-name="P2">- <text:span text:style-name="T4">8) El sistema interno verifica si todos los libros solicitados se encuentran con stock.</text:span></text:p>
      <text:p text:style-name="P2">- <text:span text:style-name="T4">9) El sistema interno le envía la solicitud del pedido del cliente al sistema de envíos.</text:span></text:p>
      <text:p text:style-name="P2">- <text:span text:style-name="T4">10) El sistema de envíos responde la solicitud del pedido con una respuesta afirmativa o negativa.</text:span></text:p>
      <text:p text:style-name="P6">Flujo Alternativo:</text:p>
      <text:p text:style-name="P2"><text:soft-page-break/>- <text:span text:style-name="T5">3.1) Si el usuario no está autenticado, el sistema interno le solicita a la página que ingrese sesión.</text:span></text:p>
      <text:p text:style-name="P2">- <text:span text:style-name="T6">3.</text:span><text:span text:style-name="T7">2</text:span><text:span text:style-name="T6">) La página le muestra al usuario la página para iniciar sesión.</text:span></text:p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8:24:29.644000000</meta:creation-date>
    <meta:editing-duration>PT2H8M17S</meta:editing-duration>
    <meta:editing-cycles>7</meta:editing-cycles>
    <meta:generator>LibreOffice/7.3.3.2$Windows_X86_64 LibreOffice_project/d1d0ea68f081ee2800a922cac8f79445e4603348</meta:generator>
    <dc:date>2022-09-14T20:32:19.024000000</dc:date>
    <meta:document-statistic meta:table-count="0" meta:image-count="0" meta:object-count="0" meta:page-count="2" meta:paragraph-count="35" meta:word-count="416" meta:character-count="2334" meta:non-whitespace-character-count="1952"/>
  </office:meta>
</office:document-meta>
</file>